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77a0" officeooo:paragraph-rsid="001931af"/>
    </style:style>
    <style:style style:name="P2" style:family="paragraph" style:parent-style-name="Standard">
      <style:text-properties fo:font-size="12pt" fo:font-weight="normal" officeooo:rsid="001177a0" officeooo:paragraph-rsid="001b1e92" style:font-size-asian="10.5pt" style:font-weight-asian="normal" style:font-size-complex="12pt" style:font-weight-complex="normal"/>
    </style:style>
    <style:style style:name="P3" style:family="paragraph" style:parent-style-name="Standard">
      <style:text-properties fo:font-size="12pt" fo:font-weight="normal" officeooo:rsid="001177a0" officeooo:paragraph-rsid="0012394f" style:font-size-asian="12pt" style:font-weight-asian="normal" style:font-size-complex="12pt" style:font-weight-complex="normal"/>
    </style:style>
    <style:style style:name="P4" style:family="paragraph" style:parent-style-name="Standard">
      <style:text-properties fo:font-size="12pt" fo:font-weight="normal" officeooo:rsid="0013f98f" officeooo:paragraph-rsid="0013f98f" style:font-size-asian="12pt" style:font-weight-asian="normal" style:font-size-complex="12pt" style:font-weight-complex="normal"/>
    </style:style>
    <style:style style:name="P5" style:family="paragraph" style:parent-style-name="Standard">
      <style:text-properties fo:font-size="12pt" officeooo:rsid="001177a0" officeooo:paragraph-rsid="001177a0" style:font-size-asian="12pt" style:font-size-complex="12pt"/>
    </style:style>
    <style:style style:name="P6" style:family="paragraph" style:parent-style-name="Standard">
      <style:text-properties fo:font-weight="bold" officeooo:rsid="0012394f" officeooo:paragraph-rsid="0012394f" style:font-weight-asian="bold" style:font-weight-complex="bold"/>
    </style:style>
    <style:style style:name="P7" style:family="paragraph" style:parent-style-name="Standard">
      <style:text-properties fo:font-size="13pt" fo:font-weight="bold" officeooo:rsid="0012394f" officeooo:paragraph-rsid="0012394f" style:font-size-asian="13pt" style:font-weight-asian="bold" style:font-size-complex="13pt" style:font-weight-complex="bold"/>
    </style:style>
    <style:style style:name="P8" style:family="paragraph" style:parent-style-name="Standard">
      <style:text-properties fo:font-size="13pt" officeooo:rsid="001177a0" officeooo:paragraph-rsid="001177a0" style:font-size-asian="13pt" style:font-size-complex="13pt"/>
    </style:style>
    <style:style style:name="P9" style:family="paragraph" style:parent-style-name="Standard">
      <style:text-properties fo:font-size="13pt" fo:font-weight="normal" officeooo:rsid="0012394f" officeooo:paragraph-rsid="0012394f" style:font-size-asian="13pt" style:font-weight-asian="normal" style:font-size-complex="13pt" style:font-weight-complex="normal"/>
    </style:style>
    <style:style style:name="P10" style:family="paragraph" style:parent-style-name="Standard">
      <style:text-properties fo:font-size="13pt" fo:font-weight="normal" officeooo:rsid="001177a0" officeooo:paragraph-rsid="001177a0" style:font-size-asian="13pt" style:font-weight-asian="normal" style:font-size-complex="13pt" style:font-weight-complex="normal"/>
    </style:style>
    <style:style style:name="P11" style:family="paragraph" style:parent-style-name="Standard">
      <style:text-properties fo:font-size="20pt" style:font-size-asian="20pt" style:font-size-complex="20pt"/>
    </style:style>
    <style:style style:name="P12" style:family="paragraph" style:parent-style-name="Standard">
      <style:text-properties fo:font-size="26pt" style:font-size-asian="26pt" style:font-size-complex="26pt"/>
    </style:style>
    <style:style style:name="P13" style:family="paragraph" style:parent-style-name="Standard">
      <style:text-properties fo:font-size="26pt" fo:font-weight="bold" officeooo:rsid="0012394f" officeooo:paragraph-rsid="0012394f" style:font-size-asian="26pt" style:font-weight-asian="bold" style:font-size-complex="26pt" style:font-weight-complex="bold"/>
    </style:style>
    <style:style style:name="P14" style:family="paragraph" style:parent-style-name="Standard">
      <style:text-properties fo:font-size="10pt" fo:font-weight="normal" officeooo:rsid="0013f98f" officeooo:paragraph-rsid="001931af" style:font-size-asian="8.75pt" style:font-weight-asian="normal" style:font-size-complex="10pt" style:font-weight-complex="normal"/>
    </style:style>
    <style:style style:name="P15" style:family="paragraph" style:parent-style-name="Standard">
      <style:text-properties style:font-name="Liberation Serif" fo:font-size="12pt" officeooo:rsid="001177a0" officeooo:paragraph-rsid="001177a0" style:font-size-asian="12pt" style:font-size-complex="12pt"/>
    </style:style>
    <style:style style:name="P16" style:family="paragraph" style:parent-style-name="Standard">
      <style:text-properties style:font-name="Liberation Serif" fo:font-size="12pt" officeooo:rsid="001177a0" officeooo:paragraph-rsid="0013f98f" style:font-size-asian="12pt" style:font-size-complex="12pt"/>
    </style:style>
    <style:style style:name="P17" style:family="paragraph" style:parent-style-name="Standard">
      <style:text-properties style:font-name="Liberation Serif" fo:font-size="12pt" officeooo:rsid="001c32cf" officeooo:paragraph-rsid="001c32cf" style:font-size-asian="12pt" style:font-size-complex="12pt"/>
    </style:style>
    <style:style style:name="P18" style:family="paragraph" style:parent-style-name="Text_20_body">
      <style:text-properties fo:font-size="12pt" fo:font-weight="normal" officeooo:paragraph-rsid="0013f98f" style:font-size-asian="12pt" style:font-weight-asian="normal" style:font-size-complex="12pt" style:font-weight-complex="normal"/>
    </style:style>
    <style:style style:name="P19" style:family="paragraph" style:parent-style-name="Text_20_body">
      <style:text-properties fo:font-size="12pt" fo:font-weight="normal" officeooo:rsid="00149c7f" officeooo:paragraph-rsid="00149c7f" style:font-size-asian="12pt" style:font-weight-asian="normal" style:font-size-complex="12pt" style:font-weight-complex="normal"/>
    </style:style>
    <style:style style:name="P20" style:family="paragraph" style:parent-style-name="Text_20_body">
      <style:text-properties fo:font-size="12pt" fo:font-weight="normal" officeooo:rsid="00149c7f" officeooo:paragraph-rsid="001931af" style:font-size-asian="12pt" style:font-weight-asian="normal" style:font-size-complex="12pt" style:font-weight-complex="normal"/>
    </style:style>
    <style:style style:name="P21" style:family="paragraph" style:parent-style-name="Text_20_body">
      <style:text-properties fo:font-size="12pt" fo:font-weight="normal" officeooo:rsid="00149c7f" officeooo:paragraph-rsid="001b1e92" style:font-size-asian="12pt" style:font-weight-asian="normal" style:font-size-complex="12pt" style:font-weight-complex="normal"/>
    </style:style>
    <style:style style:name="P22" style:family="paragraph" style:parent-style-name="Text_20_body">
      <style:text-properties fo:font-size="12pt" fo:font-weight="normal" officeooo:rsid="00161df6" officeooo:paragraph-rsid="00161df6" style:font-size-asian="12pt" style:font-weight-asian="normal" style:font-size-complex="12pt" style:font-weight-complex="normal"/>
    </style:style>
    <style:style style:name="P23" style:family="paragraph" style:parent-style-name="Text_20_body">
      <style:text-properties fo:font-size="12pt" fo:font-weight="normal" officeooo:paragraph-rsid="001931af" style:font-size-asian="12pt" style:font-weight-asian="normal" style:font-size-complex="12pt" style:font-weight-complex="normal"/>
    </style:style>
    <style:style style:name="P24" style:family="paragraph" style:parent-style-name="Text_20_body">
      <style:text-properties fo:font-size="12pt" fo:font-weight="normal" officeooo:rsid="001931af" officeooo:paragraph-rsid="001b1e92" style:font-size-asian="12pt" style:font-weight-asian="normal" style:font-size-complex="12pt" style:font-weight-complex="normal"/>
    </style:style>
    <style:style style:name="P25" style:family="paragraph" style:parent-style-name="Text_20_body">
      <style:text-properties fo:font-size="12pt" fo:font-weight="normal" officeooo:paragraph-rsid="001b1e92" style:font-size-asian="12pt" style:font-weight-asian="normal" style:font-size-complex="12pt" style:font-weight-complex="normal"/>
    </style:style>
    <style:style style:name="P26" style:family="paragraph" style:parent-style-name="Text_20_body">
      <style:text-properties fo:font-size="12pt" officeooo:paragraph-rsid="00149c7f" style:font-size-asian="12pt" style:font-size-complex="12pt"/>
    </style:style>
    <style:style style:name="P27" style:family="paragraph" style:parent-style-name="Text_20_body">
      <style:text-properties fo:font-size="12pt" officeooo:rsid="00149c7f" officeooo:paragraph-rsid="00160afc" style:font-size-asian="12pt" style:font-size-complex="12pt"/>
    </style:style>
    <style:style style:name="P28" style:family="paragraph" style:parent-style-name="Text_20_body">
      <style:text-properties fo:font-weight="normal" officeooo:rsid="00161df6" officeooo:paragraph-rsid="00161df6" style:font-weight-asian="normal" style:font-weight-complex="normal"/>
    </style:style>
    <style:style style:name="P29" style:family="paragraph" style:parent-style-name="Text_20_body">
      <style:text-properties fo:font-weight="normal" officeooo:rsid="00161df6" officeooo:paragraph-rsid="001b1e92" style:font-weight-asian="normal" style:font-weight-complex="normal"/>
    </style:style>
    <style:style style:name="P30" style:family="paragraph" style:parent-style-name="Text_20_body">
      <style:text-properties officeooo:rsid="00149c7f" officeooo:paragraph-rsid="001931af"/>
    </style:style>
    <style:style style:name="P31" style:family="paragraph" style:parent-style-name="Text_20_body">
      <style:text-properties officeooo:paragraph-rsid="001931af"/>
    </style:style>
    <style:style style:name="P32" style:family="paragraph" style:parent-style-name="Text_20_body">
      <style:text-properties officeooo:paragraph-rsid="001b1e92"/>
    </style:style>
    <style:style style:name="P33" style:family="paragraph" style:parent-style-name="Text_20_body">
      <style:text-properties officeooo:paragraph-rsid="001c32cf"/>
    </style:style>
    <style:style style:name="P34" style:family="paragraph" style:parent-style-name="Heading_20_1">
      <style:text-properties fo:font-size="20pt" style:font-size-asian="20pt" style:font-size-complex="20pt"/>
    </style:style>
    <style:style style:name="P35" style:family="paragraph" style:parent-style-name="Heading_20_1">
      <style:text-properties fo:font-size="12pt" fo:font-weight="normal" officeooo:paragraph-rsid="001b1e92" style:font-size-asian="12pt" style:font-weight-asian="normal" style:font-size-complex="12pt" style:font-weight-complex="normal"/>
    </style:style>
    <style:style style:name="P36" style:family="paragraph" style:parent-style-name="Heading_20_1">
      <style:text-properties fo:font-size="12pt" fo:font-weight="normal" officeooo:paragraph-rsid="001c32cf" style:font-size-asian="12pt" style:font-weight-asian="normal" style:font-size-complex="12pt" style:font-weight-complex="normal"/>
    </style:style>
    <style:style style:name="P37" style:family="paragraph" style:parent-style-name="Heading_20_1">
      <style:text-properties fo:font-size="12pt" officeooo:rsid="00149c7f" officeooo:paragraph-rsid="00160afc" style:font-size-asian="12pt" style:font-size-complex="12pt"/>
    </style:style>
    <style:style style:name="P38" style:family="paragraph" style:parent-style-name="Heading_20_1">
      <style:text-properties fo:font-weight="normal" officeooo:paragraph-rsid="001b1e92" style:font-weight-asian="normal" style:font-weight-complex="normal"/>
    </style:style>
    <style:style style:name="P39" style:family="paragraph" style:parent-style-name="Heading_20_1">
      <style:text-properties fo:font-weight="normal" officeooo:paragraph-rsid="001c32cf" style:font-weight-asian="normal" style:font-weight-complex="normal"/>
    </style:style>
    <style:style style:name="P40" style:family="paragraph" style:parent-style-name="Heading_20_1">
      <style:text-properties officeooo:paragraph-rsid="001b1e92"/>
    </style:style>
    <style:style style:name="P41" style:family="paragraph" style:parent-style-name="Heading_20_1">
      <style:text-properties officeooo:paragraph-rsid="001c32cf"/>
    </style:style>
    <style:style style:name="P42" style:family="paragraph" style:parent-style-name="Preformatted_20_Text">
      <style:text-properties officeooo:rsid="001177a0" officeooo:paragraph-rsid="001b1e92"/>
    </style:style>
    <style:style style:name="P43" style:family="paragraph" style:parent-style-name="Preformatted_20_Text">
      <style:text-properties fo:font-size="12pt" officeooo:rsid="001177a0" officeooo:paragraph-rsid="001931af" style:font-size-asian="10.5pt" style:font-size-complex="12pt"/>
    </style:style>
    <style:style style:name="P44" style:family="paragraph" style:parent-style-name="Preformatted_20_Text">
      <style:text-properties officeooo:paragraph-rsid="001b1e92"/>
    </style:style>
    <style:style style:name="P45" style:family="paragraph" style:parent-style-name="Preformatted_20_Text">
      <style:paragraph-properties fo:margin-top="0cm" fo:margin-bottom="0.499cm" loext:contextual-spacing="false"/>
      <style:text-properties officeooo:paragraph-rsid="001b1e92"/>
    </style:style>
    <style:style style:name="P46" style:family="paragraph" style:parent-style-name="Heading_20_4">
      <style:text-properties fo:font-size="12pt" fo:font-weight="normal" style:font-size-asian="12pt" style:font-weight-asian="normal" style:font-size-complex="12pt" style:font-weight-complex="normal"/>
    </style:style>
    <style:style style:name="P47" style:family="paragraph" style:parent-style-name="Heading_20_4">
      <style:text-properties fo:font-size="12pt" fo:font-weight="normal" officeooo:paragraph-rsid="0013f98f" style:font-size-asian="12pt" style:font-weight-asian="normal" style:font-size-complex="12pt" style:font-weight-complex="normal"/>
    </style:style>
    <style:style style:name="P48" style:family="paragraph" style:parent-style-name="Heading_20_4">
      <style:text-properties fo:font-size="12pt" fo:font-weight="normal" officeooo:paragraph-rsid="001b1e92" style:font-size-asian="12pt" style:font-weight-asian="normal" style:font-size-complex="12pt" style:font-weight-complex="normal"/>
    </style:style>
    <style:style style:name="P49" style:family="paragraph" style:parent-style-name="Heading_20_4">
      <style:text-properties fo:font-size="12pt" fo:font-weight="normal" officeooo:paragraph-rsid="001c32cf" style:font-size-asian="12pt" style:font-weight-asian="normal" style:font-size-complex="12pt" style:font-weight-complex="normal"/>
    </style:style>
    <style:style style:name="P50" style:family="paragraph" style:parent-style-name="Heading_20_4">
      <style:text-properties fo:font-weight="normal" officeooo:paragraph-rsid="001b1e92" style:font-weight-asian="normal" style:font-weight-complex="normal"/>
    </style:style>
    <style:style style:name="P51" style:family="paragraph" style:parent-style-name="Heading_20_4">
      <style:text-properties fo:font-weight="normal" officeooo:paragraph-rsid="001c32cf" style:font-weight-asian="normal" style:font-weight-complex="normal"/>
    </style:style>
    <style:style style:name="P52" style:family="paragraph" style:parent-style-name="Heading_20_4">
      <style:text-properties officeooo:paragraph-rsid="001b1e92"/>
    </style:style>
    <style:style style:name="P53" style:family="paragraph" style:parent-style-name="Heading_20_3">
      <style:text-properties fo:font-size="12pt" fo:font-weight="normal" officeooo:rsid="0013f98f" officeooo:paragraph-rsid="0013f98f" style:font-size-asian="12pt" style:font-weight-asian="normal" style:font-size-complex="12pt" style:font-weight-complex="normal"/>
    </style:style>
    <style:style style:name="P54" style:family="paragraph" style:parent-style-name="Heading_20_3">
      <style:text-properties fo:font-size="12pt" fo:font-weight="normal" officeooo:paragraph-rsid="00161df6" style:font-size-asian="12pt" style:font-weight-asian="normal" style:font-size-complex="12pt" style:font-weight-complex="normal"/>
    </style:style>
    <style:style style:name="P55" style:family="paragraph" style:parent-style-name="Heading_20_3">
      <style:text-properties fo:font-size="12pt" fo:font-weight="normal" officeooo:paragraph-rsid="001b1e92" style:font-size-asian="12pt" style:font-weight-asian="normal" style:font-size-complex="12pt" style:font-weight-complex="normal"/>
    </style:style>
    <style:style style:name="P56" style:family="paragraph" style:parent-style-name="Heading_20_3">
      <style:text-properties fo:font-size="12pt" fo:font-weight="normal" officeooo:paragraph-rsid="001c32cf" style:font-size-asian="12pt" style:font-weight-asian="normal" style:font-size-complex="12pt" style:font-weight-complex="normal"/>
    </style:style>
    <style:style style:name="P57" style:family="paragraph" style:parent-style-name="Heading_20_3">
      <style:text-properties fo:font-weight="normal" officeooo:paragraph-rsid="001b1e92" style:font-weight-asian="normal" style:font-weight-complex="normal"/>
    </style:style>
    <style:style style:name="P58" style:family="paragraph" style:parent-style-name="Heading_20_3">
      <style:text-properties officeooo:paragraph-rsid="001b1e92"/>
    </style:style>
    <style:style style:name="P59" style:family="paragraph" style:parent-style-name="Heading_20_3">
      <style:text-properties officeooo:paragraph-rsid="001c32cf"/>
    </style:style>
    <style:style style:name="P60" style:family="paragraph" style:parent-style-name="Heading_20_2">
      <style:text-properties fo:font-size="12pt" fo:font-weight="normal" officeooo:paragraph-rsid="0013f98f" style:font-size-asian="12pt" style:font-weight-asian="normal" style:font-size-complex="12pt" style:font-weight-complex="normal"/>
    </style:style>
    <style:style style:name="T1" style:family="text">
      <style:text-properties officeooo:rsid="0012394f"/>
    </style:style>
    <style:style style:name="T2" style:family="text">
      <style:text-properties fo:font-size="12pt" style:font-size-asian="12pt" style:font-size-complex="12pt"/>
    </style:style>
    <style:style style:name="T3" style:family="text">
      <style:text-properties fo:font-size="12pt" officeooo:rsid="00161df6"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61df6" style:font-size-asian="12pt" style:font-weight-asian="normal" style:font-size-complex="12pt" style:font-weight-complex="normal"/>
    </style:style>
    <style:style style:name="T6" style:family="text">
      <style:text-properties fo:font-size="12pt" fo:font-weight="normal" officeooo:rsid="001748f5" style:font-size-asian="12pt" style:font-weight-asian="normal" style:font-size-complex="12pt" style:font-weight-complex="normal"/>
    </style:style>
    <style:style style:name="T7" style:family="text">
      <style:text-properties fo:font-weight="bold" officeooo:rsid="0012394f"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f98f" style:font-weight-asian="normal" style:font-weight-complex="normal"/>
    </style:style>
    <style:style style:name="T10" style:family="text">
      <style:text-properties fo:font-weight="normal" officeooo:rsid="00149c7f" style:font-weight-asian="normal" style:font-weight-complex="normal"/>
    </style:style>
    <style:style style:name="T11" style:family="text">
      <style:text-properties fo:font-weight="normal" officeooo:rsid="00161df6" style:font-weight-asian="normal" style:font-weight-complex="normal"/>
    </style:style>
    <style:style style:name="T12" style:family="text">
      <style:text-properties fo:font-weight="normal" officeooo:rsid="001748f5" style:font-weight-asian="normal" style:font-weight-complex="normal"/>
    </style:style>
    <style:style style:name="T13" style:family="text">
      <style:text-properties style:font-size-asian="11.3500003814697pt"/>
    </style:style>
    <style:style style:name="T14" style:family="text">
      <style:text-properties officeooo:rsid="0013f98f"/>
    </style:style>
    <style:style style:name="T15" style:family="text">
      <style:text-properties officeooo:rsid="00149c7f"/>
    </style:style>
    <style:style style:name="T16" style:family="text">
      <style:text-properties officeooo:rsid="00160afc"/>
    </style:style>
    <style:style style:name="T17" style:family="text">
      <style:text-properties officeooo:rsid="001748f5"/>
    </style:style>
    <style:style style:name="T18" style:family="text">
      <style:text-properties officeooo:rsid="001931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P N°1 Análisis Exploratorio - properati</text:h>
      <text:p text:style-name="P11"/>
      <text:p text:style-name="P11"><text:tab/><text:span text:style-name="T7">ORGANIZACION DE DATOS</text:span></text:p>
      <text:p text:style-name="P11"><text:span text:style-name="T7"/></text:p>
      <text:p text:style-name="P11"><text:span text:style-name="T7"><text:tab/>FACULTAD INGENIERIA BUENOS <text:tab/><text:tab/><text:tab/><text:tab/> <text:s text:c="4"/>AIRES UBA</text:span></text:p>
      <text:p text:style-name="P11"><text:span text:style-name="T7"/></text:p>
      <text:p text:style-name="P12"/>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PROFESOR: <text:span text:style-name="T8">Luis Argerich</text:span><text:tab/></text:p>
      <text:p text:style-name="P7"/>
      <text:p text:style-name="P7">INTEGRANTE<text:span text:style-name="T13">S</text:span>:</text:p>
      <text:p text:style-name="P9">Tomás Pinto, 98757</text:p>
      <text:p text:style-name="P9">Cristian Villani 93358</text:p>
      <text:p text:style-name="P9">Omar Yussef Mejia Cordova 92963</text:p>
      <text:p text:style-name="P9">Christian Moretti 94997</text:p>
      <text:p text:style-name="P10"/>
      <text:p text:style-name="P8"/>
      <text:p text:style-name="P6">OBSERVACIONES:</text:p>
      <text:p text:style-name="P6"/>
      <text:p text:style-name="P6"/>
      <text:p text:style-name="P6"/>
      <text:p text:style-name="P6"/>
      <text:p text:style-name="P5"/>
      <text:p text:style-name="P5"/>
      <text:p text:style-name="P5"/>
      <text:p text:style-name="P5"/>
      <text:p text:style-name="P5"><text:soft-page-break/>Informe</text:p>
      <text:p text:style-name="P15"/>
      <text:p text:style-name="P17">LINK AL REPOSITORIO GIT:</text:p>
      <text:p text:style-name="P17"><text:a xlink:type="simple" xlink:href="https://github.com/yussefomar/tp1OrganizacionComputador" text:style-name="Internet_20_link" text:visited-style-name="Visited_20_Internet_20_Link">https://github.com/yussefomar/tp1OrganizacionComputador</text:a></text:p>
      <text:p text:style-name="P17"><text:s/></text:p>
      <text:p text:style-name="P17">el archivo llamado TP1 es la version final</text:p>
      <text:p text:style-name="P17">ademas se encuentra el informe en forma de pdf</text:p>
      <text:p text:style-name="P17"/>
      <text:p text:style-name="P15"/>
      <text:p text:style-name="P16">se procedió a re<text:span text:style-name="T1">alizar </text:span><text:s/><text:span text:style-name="T1">preguntas varias <text:s/>codificadas sobre los datos de propiedades provistos por properati, obteniendo así información sobre los inmuebles que se encuentran en CABA y GBA en python y pandas, se graficaron los resultados obtenidos para realizar observaciones de los mismos.</text:span></text:p>
      <text:p text:style-name="P16"><text:span text:style-name="T8"/></text:p>
      <text:p text:style-name="P16"><text:bookmark text:name="Previo-a-realizar-los-analisis,-decidimos-en-algunos-análisis-centrarnos-sobre-las-propiedades-cuya-superficie-promedio-este-entre-el-promedio-y-+-desv-estandar,-esto-lo-aplicamos-a-cada-tipo-de-propiedad-y-segun-la-zona."/><text:span text:style-name="T8">Previo a realizar los </text:span><text:span text:style-name="T9">análisis</text:span><text:span text:style-name="T8">, decidimos en algunos análisis centrarnos sobre las propiedades cuya superficie promedio este entre el promedio y +-desv estandar, esto lo aplicamos a cada tipo de propiedad y </text:span><text:span text:style-name="T9">según</text:span><text:span text:style-name="T8"> la zona.</text:span></text:p>
      <text:p text:style-name="P3"/>
      <text:p text:style-name="P4">RESULTADOS OBTENIDOS</text:p>
      <text:h text:style-name="P53" text:outline-level="3">SE BUSCO CORRELACIONES EN TRE PROPIEDADES QUE PAGAN EXPENSAS SI SUS PRECIO SE CORRELACIONABAN PARA LAS DISTINTAS PROPIEDADES</text:h>
      <text:h text:style-name="P47" text:outline-level="4"><text:span text:style-name="T14">RESULTADO:</text:span></text:h>
      <text:h text:style-name="P47" text:outline-level="4"><text:bookmark text:name="No-parece-haber-una-correlacion-entre-las-expensas-y-los-demás-atributos-que-nos-ofrece-properati-de-las-propiedades"/>No parece haber una correlacion entre las expensas y los demás atributos que nos ofrece properati de las propiedades</text:h>
      <text:p text:style-name="P18"/>
      <text:h text:style-name="P60" text:outline-level="2"><text:bookmark text:name="Y-entre-las-propiedades-de-un-tamaño-similar?"/><text:span text:style-name="T14">¿</text:span> <text:span text:style-name="T14">Existe correlacion</text:span> entre las propiedades de un tamaño similar?</text:h>
      <text:h text:style-name="Heading_20_3" text:outline-level="3"><text:bookmark text:name="Segun-las-interpretaciones-del-coeficientes-de-correlacion-definidas-en-http://www.dmstat1.com/res/TheCorrelationCoefficientDefined.html"/><text:span text:style-name="T4">Segun las interpretaciones del coeficientes de correlacion definidas en </text:span><text:a xlink:type="simple" xlink:href="http://www.dmstat1.com/res/TheCorrelationCoefficientDefined.html" office:target-frame-name="_blank" xlink:show="new" text:style-name="Internet_20_link" text:visited-style-name="Visited_20_Internet_20_Link"><text:span text:style-name="T4">http://www.dmstat1.com/res/TheCorrelationCoefficientDefined.html</text:span></text:a></text:h>
      <text:h text:style-name="P46" text:outline-level="4"><text:bookmark text:name="De-esta-tabla-de-correlaciones-se-podria-decir-que-el-precio-aproximado-de-una-propiedad-esta-moderadamente-relacionado-con-la-cantidad-de-ambientes-que-posee-(Su-coeficiente-de-correlacion-es-0.34).-Esto-quiere-decir-que,-a-medida-que-aumenta-la-cantidad-de-habitaciones-de-una-propiedad,-se-veria,-aunque-de-una-forma-difusa,-como-aumenta-el-precio-de-la-propiedad.-Lo-mismo-sucede-para-surface_covered_in_m2-y-surface_total_in_m2"/>De esta tabla de correlaciones se podria decir que el precio aproximado de una propiedad esta moderadamente relacionado con la cantidad de ambientes que posee (Su coeficiente de correlacion es 0.34). Esto quiere decir que, a medida que aumenta la cantidad de habitaciones de una propiedad, se veria, aunque de una forma difusa, como aumenta el precio de la propiedad. Lo mismo sucede para surface_covered_in_m2 y surface_total_in_m2</text:h>
      <text:h text:style-name="P46" text:outline-level="4"><text:bookmark text:name="Tambien-se-ve-una-correlacion-tirando-a-alta-entre-la-cantidad-de-habitaciones-y-la-superficie-cubierta-y-la-total.-Estas-ultimas-dos-tambien-se-relacionan-entre-si,-lo-que-era-esperable-pues-si-nos-centramos-en-un-propiedades-con-superficie-total-dentro-de-un-rango,-se-espera-que-lo-cubierto-no-varie-mucho"/>Tambien se ve una correlacion tirando a alta entre la cantidad de habitaciones y la superficie cubierta y la total. Estas ultimas dos tambien se relacionan entre si, lo que era esperable pues si nos centramos en un propiedades con superficie total dentro de un rango, se espera que lo cubierto no varie mucho.</text:h>
      <text:p text:style-name="P19">Se realizo una consulta para ver en que zonas se encontraban las propiedades mas costosas, como resultado arrojo que CABA y Zona Norte son los lugares mas costosos seguidos por Zona Sur y Oeste ademas sobre la misma consulta gracias a un boxplot pudimos obtener la siguiente </text:p>
      <text:p text:style-name="P19">conclucion: Para las zonas de CABA, Norte y Sur vemos que el 50% de las propiedades con precio mayor a la media (3er y 4to cuartil) están en un rango mucho más amplio que las propiedades que están debajo de la media (1er y 2do cuartil). Básicamente, esto quiere decir que las propiedades con <text:soft-page-break/>su precio sobre la media tienen un rango de precios mayor que las propiedades con precio menor a la media.</text:p>
      <text:p text:style-name="P26"><text:span text:style-name="T10">Analizando que sucedía con los barrios mas costosos para cada zona notamos que</text:span> los barrios más caros tienden a agruparse. En el caso de Capital y Zona Norte, se ve que lo hacen verticalmente, paralelo a la costa <text:span text:style-name="T15">es decir hacia la costa en franjas verticales va aumentando el precio es decir de norte a sur.</text:span></text:p>
      <text:p text:style-name="P26"><text:span text:style-name="T15">Al analizar </text:span><text:bookmark text:name="El-barrio-con-departamentos-en-edificios-más-caro-resultó-ser-puerto-madero-,-es-un-barrio-reconocido-por-sus-elevados-precios.-Además-vemos-que-el-resultado-no-difiere-mucho-del-resultado-anterior,-acerca-de-los-barrios-más-caros-en-la-zona-de-CABA.-Debe-ser-porque-la-gran-mayoría-de-publicaciones-son-de-departamentos."/>El barrio con departamentos en edificios más caro resultó ser puerto madero , es un barrio reconocido por sus elevados precios, <text:span text:style-name="T15">los precios del mismo casi duplican al del barrio que lo sigue Palermo Chico.</text:span></text:p>
      <text:p text:style-name="P27">Para departamentos mas costosos CABA y Zona Norte fueron los de mayores precios, y para cada tipo de propiedad, los locales y las casas resultaron ser los tipos de propiedades mas costosas de Buenos Aires, <text:span text:style-name="T16">de alli obtuvimos las siguiente conclucion.</text:span></text:p>
      <text:p text:style-name="P27"><text:bookmark text:name="Conclusion:-Se-puede-decir-que-en-todos-las-zonas--los-tipos-de-propiedades-respetan-el-promedio-general,es-decir-siempre-los-locales-y-las-casas-son-las-mas-costosos,-y-luego-los-departamentos-y-los-ph-(Con-la-excepcion-de-Zona-Oeste).-También-se-observa-que-el-precio-de-los-locales-y-casases-aproximadamente-el-doble-o-más-que-los-ph/departamentos-en-cada-zona"/><text:span text:style-name="T8">Conclusion: Se puede decir que en todos las zonas los tipos de propiedades respetan el promedio general,es decir siempre los locales y las casas son las mas costosos, y luego los departamentos y los ph (Con la excepcion de Zona Oeste). También se observa que el precio de los locales y casases aproximadamente el doble o más que los ph/departamentos en cada zona.</text:span></text:p>
      <text:h text:style-name="P37" text:outline-level="1"><text:bookmark text:name="¿Como-varia-el-precio-de-las-casas/-departamentos/-ph's-segun-si-tienen-cochera?"/><text:span text:style-name="T11">Otra consulta realizada fue </text:span><text:span text:style-name="T8">¿Como varia el precio de las casas/ departamentos/ ph's segun si tienen cochera?</text:span></text:h>
      <text:h text:style-name="P54" text:outline-level="3"><text:bookmark text:name="Conclusiones:"/><text:span text:style-name="T15">Conclusiones:</text:span><text:bookmark text:name="Se-ve-como-en-general-el-precio-promedio-aumenta-al-tener-cochera.-Más-que-nada-en-Capital,-donde-las-cocheras-son-bastante-caras."/><text:span text:style-name="T15"> s</text:span>e ve como en general el precio promedio aumenta al tener cochera. Más que nada en Capital, donde las cocheras son bastante caras.<text:bookmark text:name="No-se-encontraron-PH's-con-cochera"/> No se encontraron PH's con cochera</text:h>
      <text:p text:style-name="P22">El mismo analisis se realizo si tenian pileta y arrojo como resultado que las casas con pileta son mas costosas que las que no poseen, ademas esto fue para todas las zonas.</text:p>
      <text:p text:style-name="P28"><text:span text:style-name="T2">Al ver como varia el precio de casas y chalets obtuvimos lo siguiente</text:span><text:bookmark text:name="En-la-mayoría-de-las-zonas-se-observa-que-la-tendencia-es-que-los-chalets-sean-más-costosos,-salvo-en-Zona-Norte.-Esto-puede-suceder-porque-en-Zona-Norte-tienden-a-haber-casas-de-mayor-categoría-a-un-chalet-y-que-son-mucho-más-caras."/><text:span text:style-name="T2">, conclucion: En la mayoría de las zonas se observa que la tendencia es que los chalets sean más costosos, salvo en Zona Norte. Esto puede suceder porque en Zona Norte tienden a haber casas de mayor categoría a un chalet y que son mucho más caras.</text:span><text:a xlink:type="simple" xlink:href="http://localhost:8888/notebooks/TP1.ipynb#En-la-mayoría-de-las-zonas-se-observa-que-la-tendencia-es-que-los-chalets-sean-más-costosos,-salvo-en-Zona-Norte.-Esto-puede-suceder-porque-en-Zona-Norte-tienden-a-haber-casas-de-mayor-categoría-a-un-chalet-y-que-son-mucho-más-caras." text:style-name="Internet_20_link" text:visited-style-name="Visited_20_Internet_20_Link"><text:span text:style-name="T2">¶</text:span></text:a></text:p>
      <text:p text:style-name="P28"><text:bookmark text:name="¿como-afecta-que-una-casa-tenga-patio-a-su-precio-en-cada-zona?"/><text:span text:style-name="T2">¿como afecta que una casa tenga patio a su precio en cada zona?</text:span></text:p>
      <text:p text:style-name="P31"><text:span text:style-name="T5">Concluciones: </text:span><text:bookmark text:name="la-forma-en-que-se-filtro-para-ver-que-tiene-patio-fue-realizar-la-resta-del-area_total--area_cubierta-de-esa-forma-el-area-restante-seria-considerado-patio,-de-este-analisis-se-puede-concluir-que-las-casas-con-patio-son-mas-costosas-y-en-capital-federal-esa-diferenci-es-la-mayor-segun-se-aprecia-en-el-grafico"/><text:span text:style-name="T2">la forma en que se filtro para ver que tiene patio fue realizar la resta del area_total -area_cubierta de esa forma el area restante seria considerado patio, de este </text:span><text:span text:style-name="T3">análisis</text:span><text:span text:style-name="T2"> se puede concluir que las casas con patio son mas costosas y en capital federal esa diferenci</text:span><text:span text:style-name="T3">a</text:span><text:span text:style-name="T2"> es la mayor </text:span><text:span text:style-name="T3">según</text:span><text:span text:style-name="T2"> se aprecia en el </text:span><text:span text:style-name="T3">gráfico.</text:span></text:p>
      <text:p text:style-name="P31"><text:bookmark text:name="¿El-precio-promedio-de-una-propiedad-vale-más-si-está-en-una-esquina?"/><text:span text:style-name="T5">¿El precio promedio de una propiedad vale más si está en una esquina?</text:span><text:bookmark text:name="Conclusiones:1"/><text:span text:style-name="T5">Conclusiones:</text:span><text:bookmark text:name="Se-ve-que-dentro-de-las-propiedades-que-estan-en-el-rango-de-precio-promedio,-las-que-se-encuentran-ubicadas-en-una-esquina-tienen-un-precio-promedio-mayor-a-las-que-se-encuentran-entre-esquinas.-Esto-debe-ser-por-las-distintas-ventajas-que-tiene-una-propiedad-ubicada-en-una-esquina-(Acceso-por-dos-calles-distintas,-vista,-etc..)"/><text:span text:style-name="T5"> </text:span><text:span text:style-name="T4">Se ve que dentro de las propiedades que </text:span><text:span text:style-name="T5">están</text:span><text:span text:style-name="T4"> en el rango de precio promedio, las que se encuentran ubicadas en una esquina tienen un precio promedio mayor a las que se encuentran entre esquinas. Esto debe ser por las distintas ventajas que tiene una propiedad ubicada en una esquina (Acceso por dos calles distintas, vista, etc..)</text:span></text:p>
      <text:p text:style-name="P31"><text:bookmark text:name="¿El-precio-de-una-propiedad-a-estrenar-es-mayor-que-una-propiedad-vieja?"/><text:span text:style-name="T5">¿El precio de una propiedad a estrenar es mayor que una propiedad vieja?</text:span></text:p>
      <text:p text:style-name="P31"><text:bookmark text:name="Conclusiones:2"/><text:soft-page-break/><text:span text:style-name="T5">Conclusiones:</text:span><text:bookmark text:name="Las-casas-nuevas-en-CABA-y-Zona-Sur-parecen-ser-mas-caras-si-son-nuevas.-Lo-mismo-sucede-con-las-tiendas-de-Zona-Oeste-y-los-departamentos-de-Zona-Norte.-No-parece-ser-un-factor-muy-importante.-De-igual-manera,-en-los-casos-en-los-que-las-propieaddes-viejas-superan-el-precio-de-las-nuevas,-no-parecen-presentar-una-diferencia-importante"/><text:span text:style-name="T5"> </text:span><text:span text:style-name="T4">Las casas nuevas en CABA y Zona Sur parecen ser mas caras si son nuevas. Lo mismo sucede con las tiendas de Zona Oeste y los departamentos de Zona Norte. No parece ser un factor muy importante. De igual manera, en los casos en los que las propie</text:span><text:span text:style-name="T6">da</text:span><text:span text:style-name="T4">des viejas superan el precio de las nuevas, no parecen presentar una diferencia importante</text:span></text:p>
      <text:p text:style-name="P31"><text:bookmark text:name="¿Como-se-comporta-el-precio-de-las-casas/departamentos-con-amenities-vs-los-que-no-las-tienen?"/><text:span text:style-name="T4">¿Como se comporta el precio de las casas/departamentos con amenities vs los que no las tienen?</text:span><text:bookmark text:name="Conclusiones"/><text:span text:style-name="T4">Conclusiones</text:span></text:p>
      <text:p text:style-name="P32"><text:bookmark text:name="Un-departamento-con-amenities-es-mas-caro-en-promedio-para-todas-las-zonas.-Para-las-casas-no-parece-ser-un-factor-que-interese.-Más-que-nada-para-CABA-y-Zona-Norte."/><text:span text:style-name="T8">Un departamento con amenities es mas caro en promedio para todas las zonas. Para las casas no parece ser un factor que interese. Más que nada para CABA y Zona Norte.</text:span></text:p>
      <text:p text:style-name="P32"><text:span text:style-name="T4">¿Que sucede con las casas que tienen quincho vs las que no tienen quincho?</text:span></text:p>
      <text:p text:style-name="P33"><text:bookmark text:name="Conclusiones:3"/><text:span text:style-name="T4">Conclusiones:</text:span><text:bookmark text:name="Se-ve-que-en-promedio,-una-casa-con-quincho-sale-100.000-USD-mas-que-una-sin-quincho.-La-diferencia-es-bastante,-puede-ser-porque-las-casas-con-quincho-pueden-ser-mas-grandes-y/o-tener-otras-comodidades."/><text:span text:style-name="T4"> </text:span><text:span text:style-name="T8">Se ve que en promedio, una casa con quincho sale 100.000 USD mas que una sin quincho. La diferencia es bastante, puede ser porque las casas con quincho pueden ser mas grandes y/o tener otras comodidades.</text:span><text:a xlink:type="simple" xlink:href="http://localhost:8888/notebooks/TP1.ipynb#Se-ve-que-en-promedio,-una-casa-con-quincho-sale-100.000-USD-mas-que-una-sin-quincho.-La-diferencia-es-bastante,-puede-ser-porque-las-casas-con-quincho-pueden-ser-mas-grandes-y/o-tener-otras-comodidades." text:style-name="Internet_20_link" text:visited-style-name="Visited_20_Internet_20_Link"><text:span text:style-name="T8">¶</text:span></text:a></text:p>
      <text:p text:style-name="P33"><text:span text:style-name="T4">¿zona con mayor cantidad de ambientes media?</text:span></text:p>
      <text:p text:style-name="P33"><text:bookmark text:name="Conclusiones:4"/><text:span text:style-name="T4">Conclusiones: </text:span><text:span text:style-name="T8">Para los PH's en general se tienen 3 ambientes. Para los departamentos, 2 Para las casas, 4 Para las tiendas es variable</text:span><text:a xlink:type="simple" xlink:href="http://localhost:8888/notebooks/TP1.ipynb#4%29-Para-las-tiendas-es-variable" text:style-name="Internet_20_link" text:visited-style-name="Visited_20_Internet_20_Link"><text:span text:style-name="T8">¶</text:span></text:a></text:p>
      <text:p text:style-name="P33"><text:span text:style-name="T4">¿variara el precio en funcion de la cantidad de ambientes?</text:span></text:p>
      <text:h text:style-name="P59" text:outline-level="3"><text:bookmark text:name="Se-observa-que-a-medida-que-las-casas-aumentan-su-numero-de-ambientes-el-precio-va-aumentando-tambien-se-aprecia-que-hay-una-correlacion-entre-ambas-variables,-tiene-sentido-ya-que-casas-de-mas-ambientes-suelen-tener-una-mayor-superficie-cubierta-y-esto-aumenta-su-precio"/><text:span text:style-name="T4">Se observa que a medida que las casas aumentan su numero de ambientes el precio va aumentando tambien se aprecia que hay una correlacion entre ambas variables, tiene sentido ya que casas de mas ambientes suelen tener una mayor superficie cubierta y esto aumenta su precio</text:span></text:h>
      <text:h text:style-name="P41" text:outline-level="1"><text:bookmark text:name="zonas-con-mayor-superficie-cubierta"/><text:span text:style-name="T6">¿</text:span><text:span text:style-name="T4">zonas con mayor superficie cubierta?</text:span></text:h>
      <text:h text:style-name="P59" text:outline-level="3"><text:span text:style-name="T4">De aqui podemos extraer que zona sur y zona norte poseen las propiedades de mayor tamaño, y en capital federal se encuentran las de menor superficie cubierta lo cual tiene sentido ya que la gran mayorio son edificios y estan todos muy comprimidos para aprovechar mejor el espacio ya que es una zona limitada que posee siempre un aumento de poblacion y densidad de departamentos constante ya que es la zona mas demandada de bs as, en cambio en los otros barrios hay capacidad para construir casas de mayor tamaño</text:span><text:a xlink:type="simple" xlink:href="http://localhost:8888/notebooks/TP1.ipynb#De-aqui-podemos-extraer-que-zona-sur-y-zona-norte-poseen-las-propiedades-de-mayor-tamaño,-y-en-capital-federal-se-encuentran-las-de-menor-superficie-cubierta-lo-cual-tiene-sentido-ya-que-la-gran-mayorio-son-edificios-y-estan-todos-muy-comprimidos-para-aprovechar-mejor-el-espacio-ya-que-es-una-zona-limitada-que-posee-siempre-un-aumento-de-poblacion-y-densidad-de-departamentos-constante-ya-que-es-la-zona-mas-demandada-de-bs-as,-en-cambio-en-los-otros-barrios-hay-capacidad-para-construir-casas-de-mayor-tamaño" text:style-name="Internet_20_link" text:visited-style-name="Visited_20_Internet_20_Link"><text:span text:style-name="T4">¶</text:span></text:a></text:h>
      <text:h text:style-name="P59" text:outline-level="3"><text:span text:style-name="T6">Analizando los precios de las propiedades a lo largo de los años</text:span></text:h>
      <text:h text:style-name="P59" text:outline-level="3"><text:bookmark text:name="Observando-los-graficos-podemos-sacar-de-conclusiones-que-los-precios-siempre-van-en-aumento-y-que-en-el-año-2016-se-produce-un-quiebre-en-el-precio-lo-cual-en-varias-zonas-aumenta-mas-bruscamente-los-mismos-y-en-otras-se-estanca,-se-ve-que-capital-siempre-es-lo-mas-costoso-para-los-diferentes-tipos-de-propiedades."/><text:span text:style-name="T4">Observando los graficos podemos sacar de conclusiones que los precios siempre van en aumento y que en el año 2016 se produce un quiebre en el precio lo cual en varias zonas aumenta mas bruscamente los mismos y en otras se estanca, se ve que capital siempre es lo mas costoso para los dife</text:span><text:span text:style-name="T6">n</text:span><text:span text:style-name="T4">entes tipos de propiedades.</text:span></text:h>
      <text:h text:style-name="P41" text:outline-level="1"><text:bookmark text:name="¿como-avanza-en-el-tiempo-la-cantidad-de-publicaciones-de-properati?"/><text:span text:style-name="T4">¿como avanza en el tiempo la cantidad de publicaciones de properati?</text:span></text:h>
      <text:p text:style-name="P33"><text:bookmark text:name="Conclusion:-En-las-zonas-que-menos-valor-tienen-las-propiedades,-menos-propiedades-se-ponen-a-la-venta."/><text:span text:style-name="T4">Conclusion: En las zonas que menos valor tienen las propiedades, menos propiedades se ponen a la venta.</text:span></text:p>
      <text:h text:style-name="P59" text:outline-level="3"><text:soft-page-break/><text:span text:style-name="T4">Analizamos la evolucion del valor del suelo de una propiedad alrededor de la estacion de subte Las Heras, a traves del tiempo, tener en cuenta que se inauguró en diciembre de 2015</text:span><text:a xlink:type="simple" xlink:href="http://localhost:8888/notebooks/TP1.ipynb#Analizamos-la-evolucion-del-valor-del-suelo-de-una-propiedad-alrededor-de-la-estacion-de-subte-Las-Heras,-a-traves-del-tiempo,-tener-en-cuenta-que-se-inauguró-en-diciembre-de-2015" text:style-name="Internet_20_link" text:visited-style-name="Visited_20_Internet_20_Link"><text:span text:style-name="T4">¶</text:span></text:a></text:h>
      <text:h text:style-name="P59" text:outline-level="3"><text:bookmark text:name="Conclusiones:5"/><text:span text:style-name="T4">Conclusiones:</text:span></text:h>
      <text:h text:style-name="P51" text:outline-level="4"><text:bookmark text:name="Solo-se-tiene-informacion-suficiente-de-departamentos.-Al-parecer-hubo-una-caida-y-en-marzo-del-año-2016-el-suelo-gano-mas-valor.-Desde-ese-entonces-el-valor-del-suelo-ha-ido-en-alza.-Podria-ser-que-la-inauguracion-del-subte-incrementó-el-valor-del-suelo."/>Solo se tiene informacion suficiente de departamentos. Al parecer hubo una caida y en marzo del año 2016 el suelo gano mas valor. Desde ese entonces el valor del suelo ha ido en alza. Podria ser que la inauguracion del subte incrementó el valor del suelo.</text:h>
      <text:h text:style-name="P39" text:outline-level="1"><text:bookmark text:name="Historicamente,-donde-se-encontraban-las-propiedades-más-caras-y-las-más-baratas?"/><text:span text:style-name="T2">Historicamente, donde se encontraban las propiedades más caras y las más baratas?</text:span></text:h>
      <text:h text:style-name="P59" text:outline-level="3"><text:bookmark text:name="Conclusiones:6"/><text:span text:style-name="T4">Conclusiones:</text:span><text:bookmark text:name="Los-resultados-de-esta-visualizacion-eran-esperados.-El-grueso-de-las-propiedades-más-caras-se-concentra-en-la-zona-norte-de-CABA.-Vemos-que-hay-algunas-en-tambien-en-el-este-de-la-zona-norte.-Por-otro-lado,-tambien-era-de-esperarse-que-las-propiedades-más-baratas-se-encuentren-en-zona-sur-y-oeste.-Tambien-se-ven-algunos-datos-anomalos-como-una-propiedad-en-Uruguay"/><text:span text:style-name="T4"> Los resultados de esta </text:span><text:span text:style-name="T6">visualización</text:span><text:span text:style-name="T4"> eran esperados. El grueso de las propiedades más caras se concentra en la zona norte de CABA. Vemos que hay algunas en </text:span><text:span text:style-name="T6">también</text:span><text:span text:style-name="T4"> en el este de la zona norte. Por otro lado, </text:span><text:span text:style-name="T6">también</text:span><text:span text:style-name="T4"> era de esperarse que las propiedades más baratas se encuentren en zona sur y oeste. </text:span><text:span text:style-name="T6">También</text:span><text:span text:style-name="T4"> se ven algunos datos </text:span><text:span text:style-name="T6">anómalos</text:span><text:span text:style-name="T4"> como una propiedad en Uruguay</text:span></text:h>
      <text:h text:style-name="P39" text:outline-level="1"><text:bookmark text:name="Para-los-distritos-que-limitan-con-el-río,-que-se-puede-observar-de-los-precios-de-las-mismas-en-relacion-a-la-cercania-al-rio?"/><text:span text:style-name="T2">Para los distritos que limitan con el río, que se puede observar de los precios de las mismas en relacion a la cercania al rio?</text:span><text:a xlink:type="simple" xlink:href="http://localhost:8888/notebooks/TP1.ipynb#Para-los-distritos-que-limitan-con-el-río,-que-se-puede-observar-de-los-precios-de-las-mismas-en-relacion-a-la-cercania-al-rio?" text:style-name="Internet_20_link" text:visited-style-name="Visited_20_Internet_20_Link"><text:span text:style-name="T2">¶</text:span></text:a></text:h>
      <text:h text:style-name="P56" text:outline-level="3"><text:bookmark text:name="Conclusiones:7"/>Conclusiones:</text:h>
      <text:h text:style-name="P49" text:outline-level="4"><text:bookmark text:name="Para-la-Zona-Norte-desde-San-Fernando-hasta-La-Lucila-se-puede-ver-que-en-las-cercanias-de-la-costa-tienden-a-aparecer-las-propiedades-má--caras,-mientras-que-las-más-baratas-se-acumulan-mas-lejos-de-la-costa."/>Para la Zona Norte desde San Fernando hasta La Lucila se puede ver que en las cercanias de la costa tienden a aparecer las propiedades má caras, mientras que las más baratas se acumulan mas lejos de la costa.</text:h>
      <text:h text:style-name="P49" text:outline-level="4"><text:bookmark text:name="Para-las-propiedades-de-los-barrios-de-capital,-salvo-en-contados-sectores,-no-parece-haber-una-tendencia-a-que-las-propiedades-mas-baratas-esten-mas-alejadas-de-la-costa,-si-no-que-se-ven-tambien-agrupadas-a-las-propiedades-más-caras.-Aunque-es-cierto-que-la-inmensa-mayoria-de-las-propiedades-más-caras-se-encuentran-al-este"/>Para las propiedades de los barrios de capital, salvo en contados sectores, no parece haber una tendencia a que las propiedades mas baratas esten mas alejadas de la costa, si no que se ven tambien agrupadas a las propiedades más caras. Aunque es cierto que la inmensa mayoria de las propiedades más caras se encuentran al este</text:h>
      <text:h text:style-name="P51" text:outline-level="4"><text:bookmark text:name="Para-la-zona-sur,-es-dificil-sacar-conclusiones-acerca-de-esto."/>Para la zona sur, es dificil sacar conclusiones acerca de esto.</text:h>
      <text:h text:style-name="P41" text:outline-level="1"><text:bookmark text:name="¿El-precio-de-las-propiedades-cercanas-a-un-estadio-de-fútbol,-esta-debajo-del-promedio?"/><text:span text:style-name="T4">¿El precio de las propiedades cercanas a un estadio de fútbol, esta debajo del promedio?</text:span></text:h>
      <text:h text:style-name="P59" text:outline-level="3"><text:bookmark text:name="Conclusiones:8"/><text:span text:style-name="T4">Conclusiones:</text:span></text:h>
      <text:h text:style-name="P51" text:outline-level="4"><text:bookmark text:name="La-mayoria-de-las-propiedades-cercanas-a-un-estadio-de-fútbol-tienen-un-precio-menor-al-promedio-del-barrio"/>La mayoria de las propiedades cercanas a un estadio de fútbol tienen un precio menor al promedio del barrio</text:h>
      <text:h text:style-name="P51" text:outline-level="4"><text:bookmark text:name="Por-lo-tanto-es-más-probable-que-estas-propiedades-sean-más-baratas."/>Por lo tanto es más probable que estas propiedades sean más baratas</text:h>
      <text:h text:style-name="P36" text:outline-level="1"><text:bookmark text:name="¿La-cercania-a-una-villa,-afecta-el-valor-del-suelo-de-las-propiedades-cercanas-en-ese-mismo-barrio?"/>¿La <text:span text:style-name="T18">cercanía</text:span> a una villa, afecta el valor del suelo de las propiedades cercanas en ese mismo barrio?</text:h>
      <text:h text:style-name="P56" text:outline-level="3"><text:bookmark text:name="Conclusiones:9"/>Conclusiones:</text:h>
      <text:h text:style-name="P51" text:outline-level="4"><text:bookmark text:name="La-cercania-a-una-villa-hace-perder-valor-al-suelo-de-la-propiedad."/><text:span text:style-name="T4">La cercania a una villa hace perder valor al suelo de la propiedad.</text:span></text:h>
      <text:h text:style-name="P57" text:outline-level="3"><text:span text:style-name="T4"/></text:h>
      <text:p text:style-name="P25"/>
      <text:p text:style-name="P24">Observaciones: Luego de realizar las consultas aprendimos que existen múltiples factores que hacen que el precio de las propiedades varié, también vimos cuales son los lugares mas y menos costosos <text:soft-page-break/>de CABA y Con urbano, las propiedades con patio pileta y accesorios tienen un valor <text:s/>mas costoso, etc. </text:p>
      <text:p text:style-name="P24">Esto nos muestra que realizar un análisis exploratorio a partir de datos obtenidos como el realizado, le puede dar a un comprador datos útiles para poder seleccionar la zona, barrio, caracteristicas generales, para que el mismo pueda achicar su rango de busqueda en funcion de el tipo de propiedad que desee adquirir.</text:p>
      <text:p text:style-name="P32"><text:span text:style-name="T4"/></text:p>
      <text:p text:style-name="P29"><text:span text:style-name="T2"/></text:p>
      <text:p text:style-name="P42">Fuentes: </text:p>
      <text:p text:style-name="P44">Datos de las propiedades provistas por properati: http://www.properati.com.ar/</text:p>
      <text:p text:style-name="P45">Para la recuperacion de datos, se utilizo informacion del dólar provista por el BCRA: http://www.bcra.gov.ar/</text:p>
      <text:p text:style-name="P2"/>
      <text:p text:style-name="P21"/>
      <text:p text:style-name="P30"/>
      <text:p text:style-name="P30"/>
      <text:p text:style-name="P20"><text:s text:c="2"/></text:p>
      <text:p text:style-name="P23"/>
      <text:p text:style-name="P23"><text:bookmark text:name="¿Qué-correlacion-hay-entre-las-demás-caracteristicas?"/></text:p>
      <text:p text:style-name="P14"/>
      <text:p text:style-name="P1"/>
      <text:p text:style-name="P1"/>
      <text:p text:style-name="P1"/>
      <text:p text:style-name="P1"/>
      <text:p text:style-name="P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4:40:38.127937687</meta:creation-date>
    <dc:date>2017-09-25T16:13:24.211318083</dc:date>
    <meta:editing-duration>PT31M49S</meta:editing-duration>
    <meta:editing-cycles>6</meta:editing-cycles>
    <meta:generator>LibreOffice/5.1.6.2$Linux_X86_64 LibreOffice_project/10m0$Build-2</meta:generator>
    <meta:document-statistic meta:table-count="0" meta:image-count="0" meta:object-count="0" meta:page-count="6" meta:paragraph-count="78" meta:word-count="1855" meta:character-count="11049" meta:non-whitespace-character-count="9249"/>
  </office:meta>
</office:document-meta>
</file>